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15in" fo:margin-left="-0.0785in" fo:margin-top="0in" fo:margin-bottom="0in" table:align="left" style:writing-mode="lr-tb"/>
    </style:style>
    <style:style style:name="Table1.A" style:family="table-column">
      <style:table-column-properties style:column-width="6.1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1.4" style:family="table-row">
      <style:table-row-properties style:min-row-height="0.25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font-name-asian="Cambria2" style:font-size-asian="12pt" style:language-asian="zh" style:country-asian="CN" style:font-style-asian="normal" style:font-weight-asian="normal" style:font-name-complex="Cambria2" style:font-size-complex="12pt" style:language-complex="hi" style:country-complex="IN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font-name-asian="Cambria2" style:font-size-asian="12pt" style:language-asian="zh" style:country-asian="CN" style:font-style-asian="normal" style:font-weight-asian="normal" style:font-name-complex="Cambria2" style:font-size-complex="12pt" style:language-complex="hi" style:country-complex="IN"/>
    </style:style>
    <style:style style:name="P5" style:family="paragraph" style:parent-style-name="Standard" style:list-style-name="WWNum1">
      <style:paragraph-properties fo:margin-top="0in" fo:margin-bottom="0in" loext:contextual-spacing="false"/>
    </style:style>
    <style:style style:name="P6" style:family="paragraph" style:parent-style-name="Standard" style:list-style-name="WWNum2">
      <style:paragraph-properties fo:margin-top="0in" fo:margin-bottom="0in" loext:contextual-spacing="false"/>
    </style:style>
    <style:style style:name="P7" style:family="paragraph" style:parent-style-name="Standard" style:list-style-name="WWNum3">
      <style:paragraph-properties fo:margin-top="0in" fo:margin-bottom="0in" loext:contextual-spacing="false"/>
    </style:style>
    <style:style style:name="P8" style:family="paragraph" style:parent-style-name="Standard" style:list-style-name="WWNum4">
      <style:paragraph-properties fo:margin-top="0in" fo:margin-bottom="0in" loext:contextual-spacing="false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 style:list-style-name="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font-name-asian="Cambria2" style:font-size-asian="12pt" style:language-asian="zh" style:country-asian="CN" style:font-style-asian="normal" style:font-weight-asian="normal" style:font-name-complex="Cambria2" style:font-size-complex="12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font-name-asian="Cambria2" style:font-size-asian="12pt" style:language-asian="zh" style:country-asian="CN" style:font-style-asian="normal" style:font-weight-asian="normal" style:font-name-complex="Cambria2" style:font-size-complex="12pt" style:language-complex="hi" style:country-complex="IN"/>
    </style:style>
    <style:style style:name="T3" style:family="text">
      <style:text-properties fo:color="#666666" style:font-name="Arial" fo:font-size="8pt" style:font-name-asian="Arial1" style:font-size-asian="8pt" style:font-name-complex="Arial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S 320 Project 2 Team USB Contract </text:span></text:p>
      <text:p text:style-name="P4"/>
      <text:p text:style-name="P1">Team Name: Team USB <text:tab/><text:tab/><text:tab/><text:tab/>Date: 09/22/2016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GOALS: What are our team goals for this project? </text:p>
            <text:p text:style-name="P1">What do we want to accomplish? What skills do we want to develop or refine?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5472981375935427538" text:style-name="WWNum1">
              <text:list-item>
                <text:p text:style-name="P5">Build a pipelined MIPS CPU</text:p>
              </text:list-item>
              <text:list-item>
                <text:p text:style-name="P5">Improve Verilog skills</text:p>
              </text:list-item>
              <text:list-item>
                <text:p text:style-name="P5">Practice good time management, incrementally work towards the end project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EXPECTATIONS: What do we expect of one another in regard to attendance at meetings, participation, frequency of communication, the quality of work, etc.?</text:p>
          </table:table-cell>
        </table:table-row>
        <table:table-row table:style-name="Table1.4">
          <table:table-cell table:style-name="Table1.A1" office:value-type="string">
            <text:p text:style-name="P3"/>
            <text:list xml:id="list8282977563190253657" text:style-name="WWNum2">
              <text:list-item>
                <text:p text:style-name="P6">Attend all scheduled meetings</text:p>
              </text:list-item>
              <text:list-item>
                <text:p text:style-name="P6">Pull your own weight: make meaningful contributions to the project</text:p>
              </text:list-item>
              <text:list-item>
                <text:p text:style-name="P6">When deadlines are set, meet them!</text:p>
              </text:list-item>
              <text:list-item>
                <text:p text:style-name="P6">Communicate when you are having problems</text:p>
              </text:list-item>
              <text:list-item>
                <text:p text:style-name="P6">Follow good coding conventions, as specified by Prof. Stough</text:p>
              </text:list-item>
              <text:list-item>
                <text:p text:style-name="P6">Open communication</text:p>
              </text:list-item>
              <text:list-item>
                <text:p text:style-name="P6">Meeting times:</text:p>
                <text:list>
                  <text:list-item>
                    <text:p text:style-name="P6">Thursdays: 10-12; Friday: 3-5; Sunday (Status meetings): 10-12</text:p>
                  </text:list-item>
                </text:list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POLICIES &amp; PROCEDURES: What rules can we agree on to help us meet our goals and expectations? </text:p>
          </table:table-cell>
        </table:table-row>
        <table:table-row table:style-name="Table1.1">
          <table:table-cell table:style-name="Table1.A1" office:value-type="string">
            <text:p text:style-name="P10"/>
            <text:list xml:id="list58214211376918014" text:style-name="WWNum3">
              <text:list-item>
                <text:p text:style-name="P7">Do not mute your slack notification</text:p>
              </text:list-item>
              <text:list-item>
                <text:p text:style-name="P7">Set reasonable goals and meet them</text:p>
              </text:list-item>
              <text:list-item>
                <text:p text:style-name="P7">No distractions during the meeting</text:p>
              </text:list-item>
              <text:list-item>
                <text:p text:style-name="P7">Have descriptive names to commits</text:p>
              </text:list-item>
              <text:list-item>
                <text:p text:style-name="P7">Work on your own branch and once tested pushed to master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CONSEQUENCES: How will we address non-performance in regard to these goals, expectations, policies and procedures? 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4644385031331457978" text:style-name="WWNum4">
              <text:list-item>
                <text:p text:style-name="P8">We will address it once, and if it doesn't work, we raise it to the Prof. Stough.</text:p>
              </text:list-item>
            </text:list>
            <text:p text:style-name="P10"/>
          </table:table-cell>
        </table:table-row>
      </table:table>
      <text:p text:style-name="P3"/>
      <text:p text:style-name="P1">We share these goals and expectations, and agree to these policies, procedures, and consequences.</text:p>
      <text:p text:style-name="P3"/>
      <text:p text:style-name="P1">Team member name: Peter Unrein</text:p>
      <text:p text:style-name="P1">Team member name: Elias Strizower</text:p>
      <text:p text:style-name="P1">Team member name: Yash Bhutw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1" svg:font-family="Arial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Cambria" fo:font-size="12pt" fo:language="en" fo:country="US" style:letter-kerning="true" style:font-name-asian="Cambria2" style:font-size-asian="10pt" style:language-asian="zh" style:country-asian="CN" style:font-name-complex="Cambria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fo:color="#000000" style:font-name="Cambria" fo:font-size="12pt" fo:language="en" fo:country="US" style:letter-kerning="true" style:font-name-asian="Cambria2" style:font-size-asian="10pt" style:language-asian="zh" style:country-asian="CN" style:font-name-complex="Cambri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style:font-family-generic="roman" style:font-pitch="variable" fo:font-size="12pt" fo:language="en" fo:country="US" fo:font-style="normal" style:text-underline-style="none" fo:font-weight="normal" style:font-name-asian="Cambria2" style:font-family-asian="Cambria" style:font-family-generic-asian="system" style:font-pitch-asian="variable" style:font-size-asian="12pt" style:language-asian="zh" style:country-asian="CN" style:font-style-asian="normal" style:font-weight-asian="normal" style:font-name-complex="Cambria2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33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24pt" fo:language="en" fo:country="US" fo:font-weight="bold" style:font-name-asian="Cambria2" style:font-family-asian="Cambria" style:font-family-generic-asian="system" style:font-pitch-asian="variable" style:font-size-asian="24pt" style:language-asian="zh" style:country-asian="CN" style:font-weight-asian="bold" style:font-name-complex="Cambria2" style:font-family-complex="Cambria" style:font-family-generic-complex="system" style:font-pitch-complex="variable" style:font-size-complex="24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18pt" fo:language="en" fo:country="US" fo:font-weight="bold" style:font-name-asian="Cambria2" style:font-family-asian="Cambria" style:font-family-generic-asian="system" style:font-pitch-asian="variable" style:font-size-asian="18pt" style:language-asian="zh" style:country-asian="CN" style:font-weight-asian="bold" style:font-name-complex="Cambria2" style:font-family-complex="Cambria" style:font-family-generic-complex="system" style:font-pitch-complex="variable" style:font-size-complex="18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14pt" fo:language="en" fo:country="US" fo:font-weight="bold" style:font-name-asian="Cambria2" style:font-family-asian="Cambria" style:font-family-generic-asian="system" style:font-pitch-asian="variable" style:font-size-asian="14pt" style:language-asian="zh" style:country-asian="CN" style:font-weight-asian="bold" style:font-name-complex="Cambria2" style:font-family-complex="Cambria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665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12pt" fo:language="en" fo:country="US" fo:font-weight="bold" style:font-name-asian="Cambria2" style:font-family-asian="Cambria" style:font-family-generic-asian="system" style:font-pitch-asian="variable" style:font-size-asian="12pt" style:language-asian="zh" style:country-asian="CN" style:font-weight-asian="bold" style:font-name-complex="Cambria2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528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11pt" fo:language="en" fo:country="US" fo:font-weight="bold" style:font-name-asian="Cambria2" style:font-family-asian="Cambria" style:font-family-generic-asian="system" style:font-pitch-asian="variable" style:font-size-asian="11pt" style:language-asian="zh" style:country-asian="CN" style:font-weight-asian="bold" style:font-name-complex="Cambria2" style:font-family-complex="Cambria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39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Cambria1" fo:font-family="Cambria" style:font-family-generic="swiss" style:font-pitch="variable" fo:font-size="10pt" fo:language="en" fo:country="US" fo:font-weight="bold" style:font-name-asian="Cambria2" style:font-family-asian="Cambria" style:font-family-generic-asian="system" style:font-pitch-asian="variable" style:font-size-asian="10pt" style:language-asian="zh" style:country-asian="CN" style:font-weight-asian="bold" style:font-name-complex="Cambria2" style:font-family-complex="Cambria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style:font-family-generic="roman" style:font-pitch="variable" fo:font-size="12pt" fo:language="en" fo:country="US" fo:font-style="normal" style:text-underline-style="none" fo:font-weight="normal" style:font-name-asian="Cambria2" style:font-family-asian="Cambria" style:font-family-generic-asian="system" style:font-pitch-asian="variable" style:font-size-asian="12pt" style:language-asian="zh" style:country-asian="CN" style:font-style-asian="normal" style:font-weight-asian="normal" style:font-name-complex="Cambria2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fo:color="#666666" style:font-name="Arial" fo:font-size="8pt" style:font-name-asian="Arial1" style:font-size-asian="8pt" style:font-name-complex="Arial1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http://www.cmu.edu/teaching/designteach/design/instructionalstrategies/groupprojects/tools/index.htm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6-09-22T11:13:56</dc:date>
    <meta:editing-cycles>11</meta:editing-cycles>
    <meta:editing-duration>P0D</meta:editing-duration>
    <meta:generator>LibreOffice/4.3.7.2$Linux_X86_64 LibreOffice_project/430$Build-2</meta:generator>
    <meta:document-statistic meta:table-count="1" meta:image-count="0" meta:object-count="0" meta:page-count="1" meta:paragraph-count="29" meta:word-count="254" meta:character-count="1587" meta:non-whitespace-character-count="1371"/>
  </office:meta>
</office:document-meta>
</file>